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0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ALARCON TERRONES FANNY DINE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ALARCON TERRONES FANNY DINEY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IO RIVERA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>23/07/2021</text:p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19:47:36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